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099" officeooo:paragraph-rsid="00054099"/>
    </style:style>
    <style:style style:name="T1" style:family="text">
      <style:text-properties officeooo:rsid="00054099"/>
    </style:style>
    <style:style style:name="T2" style:family="text">
      <style:text-properties officeooo:rsid="00054099" fo:background-color="#ffff00" loext:char-shading-value="0"/>
    </style:style>
    <style:style style:name="T3" style:family="text">
      <style:text-properties officeooo:rsid="00054099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ebay.com/itm/Semiconductor-Motor-Driver-Auto-BTS7960-43A-H-Bridge-PWM-Drive-For-Arduino-T2S5/263700614404" text:style-name="Internet_20_link" text:visited-style-name="Visited_20_Internet_20_Link">https://www.ebay.com/itm/Semiconductor-Motor-Driver-Auto-BTS7960-43A-H-Bridge-PWM-Drive-For-Arduino-T2S5/263700614404</text:a></text:p>
      <text:p text:style-name="Standard"/>
      <text:p text:style-name="Standard"><text:a xlink:type="simple" xlink:href="https://www.ebay.com/itm/T8-Lead-2-8mm-Rod-Stainless-Lead-Screw-Linear-Rail-Bar-100mm-1200mm/173380260628?var=472089195605" text:style-name="Internet_20_link" text:visited-style-name="Visited_20_Internet_20_Link">https://www.ebay.com/itm/T8-Lead-2-8mm-Rod-Stainless-Lead-Screw-Linear-Rail-Bar-100mm-1200mm/173380260628?var=472089195605</text:a></text:p>
      <text:p text:style-name="Standard"/>
      <text:p text:style-name="Standard"><text:a xlink:type="simple" xlink:href="https://www.ebay.com/itm/775-Motor-Oblate-D-Style-Axle-DC-12V-Mini-Generator-DIY-High-Torque-Bearing-Gear/292649196475?var=591449200899" text:style-name="Internet_20_link" text:visited-style-name="Visited_20_Internet_20_Link">https://www.ebay.com/itm/775-Motor-Oblate-D-Style-Axle-DC-12V-Mini-Generator-DIY-High-Torque-Bearing-Gear/292649196475?var=591449200899</text:a></text:p>
      <text:p text:style-name="Standard"/>
      <text:p text:style-name="Standard"><text:a xlink:type="simple" xlink:href="https://www.ebay.com/itm/Aluminum-Flexible-Shaft-Coupler-5-6-35-8mm-To-5-6-35-8-10mm-CNC-Reprap-3Dprinter/152161784190?var=451357356126" text:style-name="Internet_20_link" text:visited-style-name="Visited_20_Internet_20_Link">https://www.ebay.com/itm/Aluminum-Flexible-Shaft-Coupler-5-6-35-8mm-To-5-6-35-8-10mm-CNC-Reprap-3Dprinter/152161784190?var=451357356126</text:a></text:p>
      <text:p text:style-name="Standard"/>
      <text:p text:style-name="Standard"><text:a xlink:type="simple" xlink:href="https://www.amazon.com/HiLetgo-BTS7960-Driver-Arduino-Current/dp/B00WSN98DC" text:style-name="Internet_20_link" text:visited-style-name="Visited_20_Internet_20_Link">https://www.amazon.com/HiLetgo-BTS7960-Driver-Arduino-Current/dp/B00WSN98DC</text:a> <text:span text:style-name="T3">(DON'T BUY JUST DATA)</text:span></text:p>
      <text:p text:style-name="Standard"/>
      <text:p text:style-name="Standard"><text:a xlink:type="simple" xlink:href="https://www.amazon.com/Coupling-Connector-Accessory-Fittings-Connector-Silver/dp/B07PFX4RDJ/ref=sr_1_2?keywords=flange+coupling&amp;qid=1568140435&amp;s=gateway&amp;sr=8-2" text:style-name="Internet_20_link" text:visited-style-name="Visited_20_Internet_20_Link">https://www.amazon.com/Coupling-Connector-Accessory-Fittings-Connector-Silver/dp/B07PFX4RDJ/ref=sr_1_2?keywords=flange+coupling&amp;qid=1568140435&amp;s=gateway&amp;sr=8-2</text:a></text:p>
      <text:p text:style-name="Standard"/>
      <text:p text:style-name="Standard"/>
      <text:p text:style-name="Standard"/>
      <text:p text:style-name="P1">Inland Knock Off Uno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5:01:41.419418225</meta:creation-date>
    <dc:date>2019-09-10T15:11:23.656618537</dc:date>
    <meta:editing-duration>PT9M42S</meta:editing-duration>
    <meta:editing-cycles>1</meta:editing-cycles>
    <meta:document-statistic meta:table-count="0" meta:image-count="0" meta:object-count="0" meta:page-count="1" meta:paragraph-count="7" meta:word-count="14" meta:character-count="785" meta:non-whitespace-character-count="778"/>
    <meta:generator>LibreOffice/6.2.6.2$Linux_X86_64 LibreOffice_project/20$Build-2</meta:generator>
  </office:meta>
</office:document-meta>
</file>